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hat's that, is this a friend o' yours?"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believe her name was... "Hamuko"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This young lass was out cold in the forest."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he wasn't injured badly, but she must'a
passed out after gettin' attacked by a demon."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he's been out like a light for quite some
time, so I reckon she'll be wakin' up any
minute now."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on't "Fueh"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a don't remember? You were passed out in
the forest to the north..."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-Wassat? Young lass, did ya really manage
to defeat those demons?"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hy, young lass, ya got more mettle than
it seems!"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bsolutely not, my dear. We hafta look out for
each other!"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ld it. There could more of these "demons"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a-do-ga-shi-ma...? That ain't no place I've
ever heard of."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This here is Dono village, a tiny rural village
on the southernmost point'a the Midlands."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hat's with the pixel-art-lookin' face? Does it
look like I'm tellin' lies?"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nyway, this quiet little place is called Dono
village."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I don't know where ya came from, but kick
back and relax to yer heart's content."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 map, ya say? Sorry to break it to ya, but we
don't have nothin' as grand as that."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ou kids, d'ya come from town?"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a might not get it, but those map things
don't come cheap."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They ain't something that yer'll find rolled up
in any old village like this."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-Wassat all of a sudden?"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But... yep. Could be that Grandma Beth has
one of them maps yer after."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I heard she used ta play adventurer and
travel around here'n there as a young'un."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he lives in Jinbū village, to the north."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ait, wait, ya can't just go through that there
forest ta Jinbū village!"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s ya well know, that there forest is full'a
demons on the prowl."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But, it really is dangerous, ya know?"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I guess I can't stop ya if ya really wanna go,
but..."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Don't push yerselves too hard, ya hear?"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er welcome. Take care."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Elderly Man
"If yer goin' to Jinbū village, ya gotta go
through the forest to the north."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"There're lotsa demons about, so don't be goin'
too far."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"Oh, yer goin' to Zazābu now?"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"In the forest south o' here, yer'll find some
trouble-makin' demons that look like plants."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"Here's a little somethin' for ya. Take it."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 "In the forest south o' here, yer'll find some
trouble-makin' demons that look like plants.
Take care, ya hear?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